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adornments="Regular" style:font-family-generic="roman" style:font-pitch="variable" style:font-charset="x-symbol"/>
    <style:font-face style:name="Arial3" svg:font-family="Arial" style:font-family-generic="swiss"/>
    <style:font-face style:name="Arial1" svg:font-family="Arial" style:font-family-generic="roman" style:font-pitch="variable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Courier" svg:font-family="Courier" style:font-family-generic="roman" style:font-pitch="variable"/>
    <style:font-face style:name="Garamond" svg:font-family="Garamond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Batang" svg:font-family="Batang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line-height="115%">
        <style:tab-stops>
          <style:tab-stop style:position="6.5in" style:type="right"/>
        </style:tab-stops>
      </style:paragraph-properties>
      <style:text-properties style:font-name="Calibri" fo:font-size="11pt" fo:font-weight="bold" style:font-size-asian="11pt" style:font-weight-asian="bold" style:font-name-complex="Calibri1"/>
    </style:style>
    <style:style style:name="P3" style:family="paragraph" style:parent-style-name="Standard">
      <style:paragraph-properties fo:text-align="center" style:justify-single-word="false">
        <style:tab-stops>
          <style:tab-stop style:position="7in" style:type="right"/>
        </style:tab-stops>
      </style:paragraph-properties>
      <style:text-properties style:font-name="Calibri" fo:font-size="10pt" style:font-size-asian="10pt" style:font-name-complex="Calibri1"/>
    </style:style>
    <style:style style:name="P4" style:family="paragraph" style:parent-style-name="Standard">
      <style:paragraph-properties fo:line-height="115%">
        <style:tab-stops>
          <style:tab-stop style:position="6.5in" style:type="right"/>
        </style:tab-stops>
      </style:paragraph-properties>
      <style:text-properties style:font-name="Calibri" style:text-underline-style="solid" style:text-underline-width="auto" style:text-underline-color="font-color" fo:font-weight="bold" style:font-weight-asian="bold" style:font-name-complex="Calibri1" style:font-size-complex="13pt"/>
    </style:style>
    <style:style style:name="P5" style:family="paragraph" style:parent-style-name="Standard">
      <style:paragraph-properties fo:line-height="115%">
        <style:tab-stops>
          <style:tab-stop style:position="6.5in" style:type="right"/>
        </style:tab-stops>
      </style:paragraph-properties>
    </style:style>
    <style:style style:name="P6" style:family="paragraph" style:parent-style-name="Standard" style:master-page-name="Standard">
      <style:paragraph-properties fo:margin-top="0in" fo:margin-bottom="0.0835in" fo:text-align="center" style:justify-single-word="false" style:page-number="auto">
        <style:tab-stops>
          <style:tab-stop style:position="7in" style:type="right"/>
        </style:tab-stops>
      </style:paragraph-properties>
      <style:text-properties style:font-name="Calibri" fo:font-size="13pt" fo:font-weight="bold" style:font-size-asian="13pt" style:font-weight-asian="bold" style:font-name-complex="Calibri1"/>
    </style:style>
    <style:style style:name="P7" style:family="paragraph" style:parent-style-name="Standard">
      <style:paragraph-properties fo:line-height="115%">
        <style:tab-stops>
          <style:tab-stop style:position="6.5in" style:type="right"/>
        </style:tab-stops>
      </style:paragraph-properties>
      <style:text-properties style:font-name="Calibri" fo:font-size="11pt" style:font-size-asian="11pt" style:font-name-complex="Calibri1"/>
    </style:style>
    <style:style style:name="P8" style:family="paragraph" style:parent-style-name="Standard">
      <style:paragraph-properties fo:line-height="115%">
        <style:tab-stops>
          <style:tab-stop style:position="6.5in" style:type="right"/>
        </style:tab-stops>
      </style:paragraph-properties>
    </style:style>
    <style:style style:name="P9" style:family="paragraph" style:parent-style-name="Standard" style:list-style-name="WWNum4" style:master-page-name="">
      <style:paragraph-properties fo:margin-left="0.1902in" fo:margin-right="0in" fo:margin-top="0in" fo:margin-bottom="0.0799in" fo:line-height="100%" fo:text-indent="-0.1902in" style:auto-text-indent="false" style:page-number="auto">
        <style:tab-stops/>
      </style:paragraph-properties>
      <style:text-properties style:font-name="Calibri" fo:font-size="10pt" style:font-size-asian="10pt" style:font-name-complex="Calibri1" style:font-size-complex="11pt"/>
    </style:style>
    <style:style style:name="P10" style:family="paragraph" style:parent-style-name="Standard" style:list-style-name="WWNum4">
      <style:paragraph-properties fo:margin-left="0.1902in" fo:margin-right="0in" fo:margin-top="0in" fo:margin-bottom="0.0799in" fo:line-height="100%" fo:text-indent="-0.1902in" style:auto-text-indent="false">
        <style:tab-stops/>
      </style:paragraph-properties>
      <style:text-properties style:font-name="Calibri" fo:font-size="10pt" style:font-size-asian="10pt" style:font-name-complex="Calibri1" style:font-size-complex="11pt"/>
    </style:style>
    <style:style style:name="P11" style:family="paragraph" style:parent-style-name="Standard" style:list-style-name="WWNum4" style:master-page-name="">
      <style:paragraph-properties fo:margin-left="0.1902in" fo:margin-right="0in" fo:margin-top="0in" fo:margin-bottom="0.0799in" fo:line-height="100%" fo:text-indent="-0.1902in" style:auto-text-indent="false" style:page-number="auto">
        <style:tab-stops/>
      </style:paragraph-properties>
      <style:text-properties style:font-name="Calibri" fo:font-size="10pt" style:font-size-asian="10pt" style:font-name-complex="Calibri1" style:font-size-complex="11pt"/>
    </style:style>
    <style:style style:name="P12" style:family="paragraph" style:parent-style-name="Standard" style:list-style-name="WWNum4" style:master-page-name="">
      <style:paragraph-properties fo:margin-left="0.1902in" fo:margin-right="0in" fo:margin-top="0in" fo:margin-bottom="0.0799in" fo:line-height="100%" fo:text-indent="-0.1902in" style:auto-text-indent="false" style:page-number="auto">
        <style:tab-stops/>
      </style:paragraph-properties>
      <style:text-properties style:font-name="Calibri" fo:font-size="10pt" style:font-size-asian="10pt" style:font-name-complex="Calibri1" style:font-size-complex="11pt"/>
    </style:style>
    <style:style style:name="P13" style:family="paragraph" style:parent-style-name="Standard" style:list-style-name="WWNum4" style:master-page-name="">
      <style:paragraph-properties fo:margin-left="0.1902in" fo:margin-right="0in" fo:margin-top="0in" fo:margin-bottom="0.0799in" fo:line-height="100%" fo:text-indent="-0.1902in" style:auto-text-indent="false" style:page-number="auto">
        <style:tab-stops/>
      </style:paragraph-properties>
      <style:text-properties style:font-name="Calibri" fo:font-size="10pt" style:font-size-asian="10pt" style:font-name-complex="Calibri1" style:font-size-complex="11pt"/>
    </style:style>
    <style:style style:name="P14" style:family="paragraph" style:parent-style-name="Standard" style:list-style-name="WWNum4" style:master-page-name="">
      <style:paragraph-properties fo:margin-left="0.1902in" fo:margin-right="0in" fo:margin-top="0in" fo:margin-bottom="0.0799in" fo:line-height="100%" fo:text-indent="-0.1902in" style:auto-text-indent="false" style:page-number="auto">
        <style:tab-stops/>
      </style:paragraph-properties>
      <style:text-properties style:font-name="Calibri" fo:font-size="10pt" style:font-size-asian="10pt" style:font-name-complex="Calibri1" style:font-size-complex="11pt"/>
    </style:style>
    <style:style style:name="P15" style:family="paragraph" style:parent-style-name="Standard" style:list-style-name="WWNum4">
      <style:paragraph-properties fo:margin-left="0.1902in" fo:margin-right="0in" fo:margin-top="0in" fo:margin-bottom="0.1201in" fo:line-height="100%" fo:text-indent="-0.1902in" style:auto-text-indent="false">
        <style:tab-stops/>
      </style:paragraph-properties>
      <style:text-properties style:font-name="Calibri" fo:font-size="10pt" style:font-size-asian="10pt" style:font-name-complex="Calibri1" style:font-size-complex="11pt"/>
    </style:style>
    <style:style style:name="P16" style:family="paragraph" style:parent-style-name="Standard">
      <style:paragraph-properties fo:margin-top="0in" fo:margin-bottom="0.1in" fo:line-height="115%">
        <style:tab-stops>
          <style:tab-stop style:position="6.5in" style:type="right"/>
        </style:tab-stops>
      </style:paragraph-properties>
    </style:style>
    <style:style style:name="T1" style:family="text">
      <style:text-properties fo:color="#a6a6a6" fo:font-size="10pt" style:font-size-asian="10pt"/>
    </style:style>
    <style:style style:name="T2" style:family="text">
      <style:text-properties fo:color="#a6a6a6" fo:font-size="10pt" fo:language="en" fo:country="US" style:font-size-asian="10pt"/>
    </style:style>
    <style:style style:name="T3" style:family="text">
      <style:text-properties style:font-name="Calibri" fo:font-size="10pt" style:font-size-asian="10pt" style:font-name-complex="Calibri1" style:font-size-complex="11pt"/>
    </style:style>
    <style:style style:name="T4" style:family="text">
      <style:text-properties style:font-name="Calibri" fo:font-size="10pt" style:text-underline-style="solid" style:text-underline-width="auto" style:text-underline-color="font-color" style:font-size-asian="10pt" style:font-name-complex="Calibri1" style:font-size-complex="11pt"/>
    </style:style>
    <style:style style:name="T5" style:family="text">
      <style:text-properties style:font-name="Calibri" fo:font-size="9pt" style:font-size-asian="9pt" style:font-name-complex="Calibri1" style:font-size-complex="10pt"/>
    </style:style>
    <style:style style:name="T6" style:family="text">
      <style:text-properties style:font-name="Calibri" fo:font-size="9pt" fo:font-weight="bold" style:font-size-asian="9pt" style:font-weight-asian="bold" style:font-name-complex="Calibri1" style:font-size-complex="10pt"/>
    </style:style>
    <style:style style:name="T7" style:family="text">
      <style:text-properties style:font-name="Calibri" fo:font-size="11pt" style:font-size-asian="11pt" style:font-name-complex="Calibri1"/>
    </style:style>
    <style:style style:name="T8" style:family="text">
      <style:text-properties style:font-name="Calibri" fo:font-size="11pt" fo:font-weight="bold" style:font-size-asian="11pt" style:font-weight-asian="bold" style:font-name-complex="Calibri1"/>
    </style:style>
    <style:style style:name="T9" style:family="text">
      <style:text-properties style:font-name="Calibri" fo:font-size="11pt" fo:font-weight="bold" style:font-size-asian="11pt" style:font-weight-asian="bold" style:font-name-complex="Calibri1" style:font-size-complex="11pt"/>
    </style:style>
    <style:style style:name="T10" style:family="text">
      <style:text-properties style:font-name="Calibri" fo:font-size="11pt" style:text-underline-style="solid" style:text-underline-width="auto" style:text-underline-color="font-color" style:font-size-asian="11pt" style:font-name-complex="Calibri1"/>
    </style:style>
    <style:style style:name="T11" style:family="text">
      <style:text-properties fo:font-weight="bold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PUNEET VOHRA</text:p>
      <text:p text:style-name="P3">211 East 88 St, Apt 1C, New York, NY - 10128 • 617-304-8736 • puneet.vohra@gmail.com</text:p>
      <text:p text:style-name="P4">SUMMARY<text:tab/></text:p>
      <text:list xml:id="list7665830849507286500" text:style-name="WWNum4">
        <text:list-item>
          <text:p text:style-name="P9">Experienced quantitative analyst with background in data science and financial analytics.</text:p>
        </text:list-item>
        <text:list-item>
          <text:p text:style-name="P10">Strong programming skills in Python using SciPy stack. Hands-on knowledge of C++, VBA and SQL. </text:p>
        </text:list-item>
        <text:list-item>
          <text:p text:style-name="P10">Extensive experience with statistical and financial analysis: Portfolio analysis, Machine learning (Supervised Learning: regression and classification methods, ensemble methods), and Time series analysis.</text:p>
        </text:list-item>
      </text:list>
      <text:p text:style-name="P4">EXPERIENCE<text:tab/></text:p>
      <text:p text:style-name="P2">MIO Partners (McKinsey &amp; Company) <text:tab/>New York, NY</text:p>
      <text:p text:style-name="P5"><text:span text:style-name="T10">Senior Quantitative Developer, Investment Team</text:span><text:span text:style-name="T7"><text:tab/>Apr 2015 – Present</text:span></text:p>
      <text:list xml:id="list20286860" text:continue-numbering="true" text:style-name="WWNum4">
        <text:list-item>
          <text:p text:style-name="P9">Led the Investment Quantitative Development team and managed<text:bookmark text:name="_GoBack"/> quantitative projects from end-to-end. </text:p>
        </text:list-item>
        <text:list-item>
          <text:p text:style-name="P10">Worked with the portfolio managers to design new analytics, implemented the analytics and worked with the IT and QA teams to deploy the code. The analytics are implemented in Pandas/NumPy/scikit-learn.</text:p>
        </text:list-item>
        <text:list-item>
          <text:p text:style-name="P10">Built analytics engine for a new internal portfolio management portal (constructing optimal portfolios, alpha and beta modeling, time series analysis to suggest optimal sizing and timing of investments etc.). </text:p>
        </text:list-item>
        <text:list-item>
          <text:p text:style-name="P15">Created ad hoc models (predictive models for volatility and worst drawdown, returns simulation for estimating fees, optimizing benchmarks over multiple factors etc.) to help improve decision making by portfolio managers.</text:p>
        </text:list-item>
      </text:list>
      <text:p text:style-name="P7"><text:span text:style-name="T11">Enova Financial <text:tab/>Chicago, IL</text:span></text:p>
      <text:p text:style-name="P5"><text:span text:style-name="T10">Portfolio Analytics / Advanced Analytics</text:span><text:span text:style-name="T7"><text:tab/>Jul 2013 – Apr 2015</text:span></text:p>
      <text:list xml:id="list20273119" text:continue-numbering="true" text:style-name="WWNum4">
        <text:list-item>
          <text:p text:style-name="P9">Generated &gt;$1m/year in P&amp;L run rate by improving the credit model for the UK business. The new model used mixed machine learning techniques (Decision Trees, Logistic Regression, and Polynomial Regression) </text:p>
        </text:list-item>
        <text:list-item>
          <text:p text:style-name="P10">Generated $500k/year in P&amp;L run rate by creating a decision model for rejecting potentially unprofitable customers for the UK business. The model used Decision Trees implemented in R.</text:p>
        </text:list-item>
        <text:list-item>
          <text:p text:style-name="P15">Decreased default rate by 20% by improving the credit and loan amount model for the Canada business. </text:p>
        </text:list-item>
      </text:list>
      <text:p text:style-name="P2">Pamli Capital <text:tab/>New York, NY</text:p>
      <text:p text:style-name="P5"><text:span text:style-name="T10">Associate, Quantitative Analyst (Investment Team)</text:span><text:span text:style-name="T7"><text:tab/>Mar 2012 – Jul 2013</text:span></text:p>
      <text:list xml:id="list20285872" text:continue-numbering="true" text:style-name="WWNum4">
        <text:list-item>
          <text:p text:style-name="P9">Worked on the trading desk as a ‘desk quant’ creating ad hoc analysis for potential new trades, scenario analysis for the existing portfolio and setting up the data feed infrastructure (C++, Python, Bloomberg APIs)</text:p>
        </text:list-item>
        <text:list-item>
          <text:p text:style-name="P10">Created and maintained various quantitative trade idea filters in credit relative value </text:p>
        </text:list-item>
        <text:list-item>
          <text:p text:style-name="P10">Created multi-factor analysis for the existing portfolio and helped create portfolio hedging methodologies </text:p>
        </text:list-item>
        <text:list-item>
          <text:p text:style-name="P15">Set up infrastructure for generating regular risk reports for internal and investor reporting (Python, Excel/VBA)</text:p>
        </text:list-item>
      </text:list>
      <text:p text:style-name="P2">ABN AMRO Bank/Royal Bank of Scotland<text:tab/>Hong Kong</text:p>
      <text:p text:style-name="P5"><text:span text:style-name="T10">Associate, Debt Capital Markets</text:span><text:span text:style-name="T7"><text:tab/>June 2006 – Oct 2009</text:span></text:p>
      <text:list xml:id="list20275031" text:continue-numbering="true" text:style-name="WWNum4">
        <text:list-item>
          <text:p text:style-name="P9">Worked as a member of origination and execution team on multiple landmark deals in Asia </text:p>
        </text:list-item>
        <text:list-item>
          <text:p text:style-name="P15">Researched Asian corporates to create client pitches and financial forecast models for bond deal origination</text:p>
        </text:list-item>
      </text:list>
      <text:p text:style-name="P4">EDUCATION<text:tab/></text:p>
      <text:p text:style-name="P5"><text:span text:style-name="T8">The University of Chicago </text:span><text:span text:style-name="T5"><text:tab/></text:span><text:span text:style-name="T9">Chicago, IL</text:span></text:p>
      <text:p text:style-name="P16"><text:span text:style-name="T10">Master of Science in Financial Mathematics</text:span><text:span text:style-name="T7"><text:tab/>Sep 2010 – June 2011</text:span></text:p>
      <text:p text:style-name="P5"><text:span text:style-name="T8">Indian Institute of Management</text:span><text:span text:style-name="T5"><text:tab/></text:span><text:span text:style-name="T9">Ahmedabad, India</text:span></text:p>
      <text:p text:style-name="P16"><text:span text:style-name="T10">Post Graduate Diploma in Management</text:span><text:span text:style-name="T7"><text:tab/>June 2004 – Apr 2006</text:span></text:p>
      <text:p text:style-name="P5"><text:span text:style-name="T8">International Institute of Information Technology</text:span><text:span text:style-name="T6"> </text:span><text:span text:style-name="T5"><text:tab/></text:span><text:span text:style-name="T9">Hyderabad, India</text:span></text:p>
      <text:p text:style-name="P5"><text:span text:style-name="T10">Bachelor of Technology, Computer Science &amp; Engineering</text:span><text:span text:style-name="T7"><text:tab/> <text:s/>June 2000 – Apr 2004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adornments="Regular" style:font-family-generic="roman" style:font-pitch="variable" style:font-charset="x-symbol"/>
    <style:font-face style:name="Arial3" svg:font-family="Arial" style:font-family-generic="swiss"/>
    <style:font-face style:name="Arial1" svg:font-family="Arial" style:font-family-generic="roman" style:font-pitch="variable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Courier" svg:font-family="Courier" style:font-family-generic="roman" style:font-pitch="variable"/>
    <style:font-face style:name="Garamond" svg:font-family="Garamond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Batang" svg:font-family="Batang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0pt" fo:language="en" fo:country="US" style:font-name-asian="Batang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fo:font-size="12pt" style:font-size-asian="12pt" style:language-asian="ko" style:country-asian="KR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Heading_20_8" style:display-name="Heading 8" style:family="paragraph" style:parent-style-name="Standard" style:next-style-name="Text_20_body" style:default-outline-level="8" style:list-style-name="Outline" style:class="text">
      <style:paragraph-properties fo:keep-with-next="always">
        <style:tab-stops>
          <style:tab-stop style:position="0in"/>
        </style:tab-stops>
      </style:paragraph-properties>
      <style:text-properties fo:font-size="10pt" fo:language="en" fo:country="US" fo:font-weight="bold" style:font-name-asian="Times New Roman1" style:font-size-asian="10pt" style:language-asian="en" style:country-asian="US" style:font-weight-asian="bold" style:font-size-complex="10pt"/>
    </style:style>
    <style:style style:name="ITP_20_Heading1" style:display-name="ITP Heading1" style:family="paragraph" style:parent-style-name="Standard" style:default-outline-level="" style:list-style-name="">
      <style:text-properties fo:color="#800000" style:font-name="Arial1" fo:font-size="14pt" fo:font-weight="bold" style:font-size-asian="14pt" style:font-weight-asian="bold" style:font-name-complex="Arial2" style:font-weight-complex="bold"/>
    </style:style>
    <style:style style:name="home_20_nav" style:display-name="home nav" style:family="paragraph" style:parent-style-name="Standard" style:default-outline-level="" style:list-style-name="">
      <style:text-properties style:font-name="Arial1" fo:font-weight="bold" style:font-weight-asian="bold" style:font-name-complex="Arial2"/>
    </style:style>
    <style:style style:name="html_20_page" style:display-name="html page" style:family="paragraph" style:parent-style-name="Standard" style:default-outline-level="" style:list-style-name="">
      <style:text-properties fo:color="#ff0000"/>
    </style:style>
    <style:style style:name="page_20_content" style:display-name="page content" style:family="paragraph" style:parent-style-name="Standard" style:default-outline-level="" style:list-style-name="">
      <style:text-properties style:font-name="Courier" fo:font-size="10pt" style:font-size-asian="10pt" style:font-size-complex="10pt"/>
    </style:style>
    <style:style style:name="sub_20_nav_20_link" style:display-name="sub nav link" style:family="paragraph" style:parent-style-name="Standard" style:default-outline-level="" style:list-style-name="">
      <style:text-properties style:text-underline-style="solid" style:text-underline-width="auto" style:text-underline-color="font-color" fo:font-weight="bold" style:font-weight-asian="bold"/>
    </style:style>
    <style:style style:name="file_20_format" style:display-name="file format" style:family="paragraph" style:parent-style-name="Standard" style:default-outline-level="" style:list-style-name="">
      <style:text-properties fo:color="#008000" fo:font-style="italic" style:font-style-asian="italic"/>
    </style:style>
    <style:style style:name="external_20_link" style:display-name="external link" style:family="paragraph" style:parent-style-name="Standard" style:default-outline-level="" style:list-style-name="">
      <style:text-properties style:font-name="Arial Narrow" style:font-name-complex="Arial2"/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  <style:text-properties fo:language="en" fo:country="US"/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  <style:text-properties fo:language="en" fo:country="US"/>
    </style:style>
    <style:style style:name="annotation_20_text" style:display-name="annotation text" style:family="paragraph" style:parent-style-name="Standard" style:default-outline-level="" style:list-style-name="">
      <style:paragraph-properties fo:text-align="justify" style:justify-single-word="false"/>
      <style:text-properties style:font-name="Garamond" fo:font-size="10pt" fo:language="en" fo:country="US" style:font-name-asian="Times New Roman1" style:font-size-asian="10pt" style:language-asian="en" style:country-asian="US" style:font-size-complex="10pt"/>
    </style:style>
    <style:style style:name="Balloon_20_Text" style:display-name="Balloon Text" style:family="paragraph" style:parent-style-name="Standard" style:default-outline-level="" style:list-style-name="">
      <style:text-properties style:font-name="Tahoma" fo:font-size="8pt" fo:language="en" fo:country="US" style:font-size-asian="8pt" style:font-size-complex="8pt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Default_20_Paragraph_20_Font" style:display-name="Default Paragraph Font" style:family="text"/>
    <style:style style:name="Header_20_Char" style:display-name="Header Char" style:family="text">
      <style:text-properties fo:font-size="12pt" style:font-size-asian="12pt" style:language-asian="ko" style:country-asian="KR" style:font-size-complex="12pt"/>
    </style:style>
    <style:style style:name="Footer_20_Char" style:display-name="Footer Char" style:family="text">
      <style:text-properties fo:font-size="12pt" style:font-size-asian="12pt" style:language-asian="ko" style:country-asian="KR" style:font-size-complex="12pt"/>
    </style:style>
    <style:style style:name="Heading_20_8_20_Char" style:display-name="Heading 8 Char" style:family="text">
      <style:text-properties fo:font-weight="bold" style:font-name-asian="Times New Roman1" style:font-weight-asian="bold"/>
    </style:style>
    <style:style style:name="smalltext" style:family="text"/>
    <style:style style:name="annotation_20_reference" style:display-name="annotation reference" style:family="text">
      <style:text-properties fo:font-size="8pt" style:font-size-asian="8pt" style:font-size-complex="8pt"/>
    </style:style>
    <style:style style:name="Comment_20_Text_20_Char" style:display-name="Comment Text Char" style:family="text">
      <style:text-properties style:font-name="Garamond" style:font-name-asian="Times New Roman1"/>
    </style:style>
    <style:style style:name="Balloon_20_Text_20_Char" style:display-name="Balloon Text Char" style:family="text">
      <style:text-properties style:font-name="Tahoma" fo:font-size="8pt" style:font-size-asian="8pt" style:language-asian="ko" style:country-asian="KR" style:font-name-complex="Tahoma1" style:font-size-complex="8pt"/>
    </style:style>
    <style:style style:name="ListLabel_20_1" style:display-name="ListLabel 1" style:family="text">
      <style:text-properties style:font-name-complex="Symbol1"/>
    </style:style>
    <style:style style:name="ListLabel_20_2" style:display-name="ListLabel 2" style:family="text">
      <style:text-properties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1299in" fo:text-indent="-0.1299in" fo:margin-left="1.1299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fo:color="#a6a6a6" fo:font-size="10pt" style:font-size-asian="10pt"/>
    </style:style>
    <style:style style:name="MT2" style:family="text">
      <style:text-properties fo:color="#a6a6a6" fo:font-size="10pt" fo:language="en" fo:country="US" style:font-size-asian="10pt"/>
    </style:style>
    <style:page-layout style:name="Mpm1">
      <style:page-layout-properties fo:page-width="8.5in" fo:page-height="11in" style:num-format="1" style:print-orientation="portrait" fo:margin-top="0.8in" fo:margin-bottom="0.2in" fo:margin-left="1in" fo:margin-right="1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1in" fo:margin-left="0in" fo:margin-right="0in" fo:margin-top="0.0602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<text:tab/><text:tab/></text:span><text:span text:style-name="MT2"> <text:s text:c="51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V</dc:title>
    <meta:initial-creator>Puneet Vohra</meta:initial-creator>
    <meta:editing-cycles>10</meta:editing-cycles>
    <meta:print-date>2017-03-17T03:18:00</meta:print-date>
    <meta:creation-date>2017-03-17T03:16:00</meta:creation-date>
    <dc:date>2017-10-12T00:08:44.81</dc:date>
    <meta:editing-duration>PT21M50S</meta:editing-duration>
    <meta:generator>OpenOffice/4.1.3$Win32 OpenOffice.org_project/413m1$Build-9783</meta:generator>
    <meta:document-statistic meta:table-count="0" meta:image-count="0" meta:object-count="0" meta:page-count="1" meta:paragraph-count="36" meta:word-count="480" meta:character-count="3262"/>
    <meta:user-defined meta:name="AppVersion">14.0000</meta:user-defined>
    <meta:user-defined meta:name="Company">University of Chicago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